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istat.it/">www.istat.it</text:a></text:p>
          </table:table-cell>
          <table:table-cell table:number-columns-repeated="2"/>
          <table:table-cell office:value-type="string">
            <text:p>Table_2.3.xls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768917">
            <text:p>768917</text:p>
          </table:table-cell>
          <table:table-cell table:number-columns-repeated="6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715036">
            <text:p>715036</text:p>
          </table:table-cell>
          <table:table-cell table:number-columns-repeated="6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727181">
            <text:p>727181</text:p>
          </table:table-cell>
          <table:table-cell table:number-columns-repeated="6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736311">
            <text:p>736311</text:p>
          </table:table-cell>
          <table:table-cell table:number-columns-repeated="6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698604">
            <text:p>698604</text:p>
          </table:table-cell>
          <table:table-cell table:number-columns-repeated="6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730340">
            <text:p>730340</text:p>
          </table:table-cell>
          <table:table-cell table:number-columns-repeated="6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696875">
            <text:p>696875</text:p>
          </table:table-cell>
          <table:table-cell table:number-columns-repeated="6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700333">
            <text:p>700333</text:p>
          </table:table-cell>
          <table:table-cell table:number-columns-repeated="6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770054">
            <text:p>770054</text:p>
          </table:table-cell>
          <table:table-cell table:number-columns-repeated="6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738460">
            <text:p>738460</text:p>
          </table:table-cell>
          <table:table-cell table:number-columns-repeated="6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682459">
            <text:p>682459</text:p>
          </table:table-cell>
          <table:table-cell table:number-columns-repeated="6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742811">
            <text:p>742811</text:p>
          </table:table-cell>
          <table:table-cell table:number-columns-repeated="6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635788">
            <text:p>635788</text:p>
          </table:table-cell>
          <table:table-cell table:number-columns-repeated="6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663966">
            <text:p>663966</text:p>
          </table:table-cell>
          <table:table-cell table:number-columns-repeated="6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643355">
            <text:p>643355</text:p>
          </table:table-cell>
          <table:table-cell table:number-columns-repeated="6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809703">
            <text:p>809703</text:p>
          </table:table-cell>
          <table:table-cell table:number-columns-repeated="6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854703">
            <text:p>854703</text:p>
          </table:table-cell>
          <table:table-cell table:number-columns-repeated="6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948710">
            <text:p>948710</text:p>
          </table:table-cell>
          <table:table-cell table:number-columns-repeated="6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268290">
            <text:p>1268290</text:p>
          </table:table-cell>
          <table:table-cell table:number-columns-repeated="6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676329">
            <text:p>676329</text:p>
          </table:table-cell>
          <table:table-cell table:number-columns-repeated="6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681749">
            <text:p>681749</text:p>
          </table:table-cell>
          <table:table-cell table:number-columns-repeated="6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670234">
            <text:p>670234</text:p>
          </table:table-cell>
          <table:table-cell table:number-columns-repeated="6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690054">
            <text:p>690054</text:p>
          </table:table-cell>
          <table:table-cell table:number-columns-repeated="6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654827">
            <text:p>654827</text:p>
          </table:table-cell>
          <table:table-cell table:number-columns-repeated="6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663077">
            <text:p>663077</text:p>
          </table:table-cell>
          <table:table-cell table:number-columns-repeated="6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669695">
            <text:p>669695</text:p>
          </table:table-cell>
          <table:table-cell table:number-columns-repeated="6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680274">
            <text:p>680274</text:p>
          </table:table-cell>
          <table:table-cell table:number-columns-repeated="6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639843">
            <text:p>639843</text:p>
          </table:table-cell>
          <table:table-cell table:number-columns-repeated="6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645654">
            <text:p>645654</text:p>
          </table:table-cell>
          <table:table-cell table:number-columns-repeated="6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667223">
            <text:p>667223</text:p>
          </table:table-cell>
          <table:table-cell table:number-columns-repeated="6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576751">
            <text:p>576751</text:p>
          </table:table-cell>
          <table:table-cell table:number-columns-repeated="6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609405">
            <text:p>609405</text:p>
          </table:table-cell>
          <table:table-cell table:number-columns-repeated="6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610646">
            <text:p>610646</text:p>
          </table:table-cell>
          <table:table-cell table:number-columns-repeated="6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574113">
            <text:p>574113</text:p>
          </table:table-cell>
          <table:table-cell table:number-columns-repeated="6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563339">
            <text:p>563339</text:p>
          </table:table-cell>
          <table:table-cell table:number-columns-repeated="6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594722">
            <text:p>594722</text:p>
          </table:table-cell>
          <table:table-cell table:number-columns-repeated="6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593380">
            <text:p>593380</text:p>
          </table:table-cell>
          <table:table-cell table:number-columns-repeated="6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618290">
            <text:p>618290</text:p>
          </table:table-cell>
          <table:table-cell table:number-columns-repeated="6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614988">
            <text:p>614988</text:p>
          </table:table-cell>
          <table:table-cell table:number-columns-repeated="6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591483">
            <text:p>591483</text:p>
          </table:table-cell>
          <table:table-cell table:number-columns-repeated="6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606907">
            <text:p>606907</text:p>
          </table:table-cell>
          <table:table-cell table:number-columns-repeated="6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621735">
            <text:p>621735</text:p>
          </table:table-cell>
          <table:table-cell table:number-columns-repeated="6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643607">
            <text:p>643607</text:p>
          </table:table-cell>
          <table:table-cell table:number-columns-repeated="6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679708">
            <text:p>679708</text:p>
          </table:table-cell>
          <table:table-cell table:number-columns-repeated="6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685171">
            <text:p>685171</text:p>
          </table:table-cell>
          <table:table-cell table:number-columns-repeated="6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615092">
            <text:p>615092</text:p>
          </table:table-cell>
          <table:table-cell table:number-columns-repeated="6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547952">
            <text:p>547952</text:p>
          </table:table-cell>
          <table:table-cell table:number-columns-repeated="6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524019">
            <text:p>524019</text:p>
          </table:table-cell>
          <table:table-cell table:number-columns-repeated="6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490450">
            <text:p>490450</text:p>
          </table:table-cell>
          <table:table-cell table:number-columns-repeated="6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485277">
            <text:p>485277</text:p>
          </table:table-cell>
          <table:table-cell table:number-columns-repeated="6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455169">
            <text:p>455169</text:p>
          </table:table-cell>
          <table:table-cell table:number-columns-repeated="6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85208">
            <text:p>485208</text:p>
          </table:table-cell>
          <table:table-cell table:number-columns-repeated="6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488470">
            <text:p>488470</text:p>
          </table:table-cell>
          <table:table-cell table:number-columns-repeated="6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484527">
            <text:p>484527</text:p>
          </table:table-cell>
          <table:table-cell table:number-columns-repeated="6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445902">
            <text:p>445902</text:p>
          </table:table-cell>
          <table:table-cell table:number-columns-repeated="6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449058">
            <text:p>449058</text:p>
          </table:table-cell>
          <table:table-cell table:number-columns-repeated="6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499504">
            <text:p>499504</text:p>
          </table:table-cell>
          <table:table-cell table:number-columns-repeated="6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483558">
            <text:p>483558</text:p>
          </table:table-cell>
          <table:table-cell table:number-columns-repeated="6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459366">
            <text:p>459366</text:p>
          </table:table-cell>
          <table:table-cell table:number-columns-repeated="6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454547">
            <text:p>454547</text:p>
          </table:table-cell>
          <table:table-cell table:number-columns-repeated="6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480848">
            <text:p>480848</text:p>
          </table:table-cell>
          <table:table-cell table:number-columns-repeated="6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460009">
            <text:p>460009</text:p>
          </table:table-cell>
          <table:table-cell table:number-columns-repeated="3"/>
          <table:table-cell office:value-type="float" office:value="460.009">
            <text:p>460,009</text:p>
          </table:table-cell>
          <table:table-cell table:formula="of:=[.F63]*1000" office:value-type="float" office:value="460009">
            <text:p>460009</text:p>
          </table:table-cell>
          <table:table-cell table:formula="of:=[.B63]-[.G63]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503106">
            <text:p>503106</text:p>
          </table:table-cell>
          <table:table-cell table:number-columns-repeated="3"/>
          <table:table-cell office:value-type="float" office:value="503.106">
            <text:p>503,106</text:p>
          </table:table-cell>
          <table:table-cell table:formula="of:=[.F64]*1000" office:value-type="float" office:value="503106">
            <text:p>503106</text:p>
          </table:table-cell>
          <table:table-cell table:formula="of:=[.B64]-[.G64]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514000">
            <text:p>514000</text:p>
          </table:table-cell>
          <table:table-cell table:number-columns-repeated="3"/>
          <table:table-cell office:value-type="float" office:value="514">
            <text:p>514</text:p>
          </table:table-cell>
          <table:table-cell table:formula="of:=[.F65]*1000" office:value-type="float" office:value="514000">
            <text:p>514000</text:p>
          </table:table-cell>
          <table:table-cell table:formula="of:=[.B65]-[.G65]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488601">
            <text:p>488601</text:p>
          </table:table-cell>
          <table:table-cell table:number-columns-repeated="3"/>
          <table:table-cell office:value-type="float" office:value="488.601">
            <text:p>488,601</text:p>
          </table:table-cell>
          <table:table-cell table:formula="of:=[.F66]*1000" office:value-type="float" office:value="488601">
            <text:p>488601</text:p>
          </table:table-cell>
          <table:table-cell table:formula="of:=[.B66]-[.G66]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516922">
            <text:p>516922</text:p>
          </table:table-cell>
          <table:table-cell table:number-columns-repeated="3"/>
          <table:table-cell office:value-type="float" office:value="516.922">
            <text:p>516,922</text:p>
          </table:table-cell>
          <table:table-cell table:formula="of:=[.F67]*1000" office:value-type="float" office:value="516922">
            <text:p>516922</text:p>
          </table:table-cell>
          <table:table-cell table:formula="of:=[.B67]-[.G67]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493562">
            <text:p>493562</text:p>
          </table:table-cell>
          <table:table-cell table:number-columns-repeated="3"/>
          <table:table-cell office:value-type="float" office:value="493.562">
            <text:p>493,562</text:p>
          </table:table-cell>
          <table:table-cell table:formula="of:=[.F68]*1000" office:value-type="float" office:value="493562">
            <text:p>493562</text:p>
          </table:table-cell>
          <table:table-cell table:formula="of:=[.B68]-[.G68]" office:value-type="float" office:value="0">
            <text:p>0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507845">
            <text:p>507845</text:p>
          </table:table-cell>
          <table:table-cell table:number-columns-repeated="3"/>
          <table:table-cell office:value-type="float" office:value="507.845">
            <text:p>507,845</text:p>
          </table:table-cell>
          <table:table-cell table:formula="of:=[.F69]*1000" office:value-type="float" office:value="507845">
            <text:p>507845</text:p>
          </table:table-cell>
          <table:table-cell table:formula="of:=[.B69]-[.G69]" office:value-type="float" office:value="0">
            <text:p>0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530738">
            <text:p>530738</text:p>
          </table:table-cell>
          <table:table-cell table:number-columns-repeated="3"/>
          <table:table-cell office:value-type="float" office:value="530.738">
            <text:p>530,738</text:p>
          </table:table-cell>
          <table:table-cell table:formula="of:=[.F70]*1000" office:value-type="float" office:value="530738">
            <text:p>530738</text:p>
          </table:table-cell>
          <table:table-cell table:formula="of:=[.B70]-[.G70]" office:value-type="float" office:value="0">
            <text:p>0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530348">
            <text:p>530348</text:p>
          </table:table-cell>
          <table:table-cell table:number-columns-repeated="3"/>
          <table:table-cell office:value-type="float" office:value="530.348">
            <text:p>530,348</text:p>
          </table:table-cell>
          <table:table-cell table:formula="of:=[.F71]*1000" office:value-type="float" office:value="530348">
            <text:p>530348</text:p>
          </table:table-cell>
          <table:table-cell table:formula="of:=[.B71]-[.G71]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528622">
            <text:p>528622</text:p>
          </table:table-cell>
          <table:table-cell table:number-columns-repeated="3"/>
          <table:table-cell office:value-type="float" office:value="528.622">
            <text:p>528,622</text:p>
          </table:table-cell>
          <table:table-cell table:formula="of:=[.F72]*1000" office:value-type="float" office:value="528622">
            <text:p>528622</text:p>
          </table:table-cell>
          <table:table-cell table:formula="of:=[.B72]-[.G72]" office:value-type="float" office:value="0">
            <text:p>0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515318">
            <text:p>515318</text:p>
          </table:table-cell>
          <table:table-cell table:number-columns-repeated="3"/>
          <table:table-cell office:value-type="float" office:value="515.318">
            <text:p>515,318</text:p>
          </table:table-cell>
          <table:table-cell table:formula="of:=[.F73]*1000" office:value-type="float" office:value="515318">
            <text:p>515318</text:p>
          </table:table-cell>
          <table:table-cell table:formula="of:=[.B73]-[.G73]" office:value-type="float" office:value="0">
            <text:p>0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518020">
            <text:p>518020</text:p>
          </table:table-cell>
          <table:table-cell table:number-columns-repeated="3"/>
          <table:table-cell office:value-type="float" office:value="518.02">
            <text:p>518,02</text:p>
          </table:table-cell>
          <table:table-cell table:formula="of:=[.F74]*1000" office:value-type="float" office:value="518020">
            <text:p>518020</text:p>
          </table:table-cell>
          <table:table-cell table:formula="of:=[.B74]-[.G74]" office:value-type="float" office:value="0">
            <text:p>0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544461">
            <text:p>544461</text:p>
          </table:table-cell>
          <table:table-cell table:number-columns-repeated="3"/>
          <table:table-cell office:value-type="float" office:value="544.461">
            <text:p>544,461</text:p>
          </table:table-cell>
          <table:table-cell table:formula="of:=[.F75]*1000" office:value-type="float" office:value="544461">
            <text:p>544461</text:p>
          </table:table-cell>
          <table:table-cell table:formula="of:=[.B75]-[.G75]" office:value-type="float" office:value="0">
            <text:p>0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532753">
            <text:p>532753</text:p>
          </table:table-cell>
          <table:table-cell table:number-columns-repeated="3"/>
          <table:table-cell office:value-type="float" office:value="532.753">
            <text:p>532,753</text:p>
          </table:table-cell>
          <table:table-cell table:formula="of:=[.F76]*1000" office:value-type="float" office:value="532753">
            <text:p>532753</text:p>
          </table:table-cell>
          <table:table-cell table:formula="of:=[.B76]-[.G76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556019">
            <text:p>556019</text:p>
          </table:table-cell>
          <table:table-cell table:number-columns-repeated="3"/>
          <table:table-cell office:value-type="float" office:value="556.019">
            <text:p>556,019</text:p>
          </table:table-cell>
          <table:table-cell table:formula="of:=[.F77]*1000" office:value-type="float" office:value="556019">
            <text:p>556019</text:p>
          </table:table-cell>
          <table:table-cell table:formula="of:=[.B77]-[.G77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556143">
            <text:p>556143</text:p>
          </table:table-cell>
          <table:table-cell table:number-columns-repeated="3"/>
          <table:table-cell office:value-type="float" office:value="556.143">
            <text:p>556,143</text:p>
          </table:table-cell>
          <table:table-cell table:formula="of:=[.F78]*1000" office:value-type="float" office:value="556143">
            <text:p>556143</text:p>
          </table:table-cell>
          <table:table-cell table:formula="of:=[.B78]-[.G78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547011">
            <text:p>547011</text:p>
          </table:table-cell>
          <table:table-cell table:number-columns-repeated="3"/>
          <table:table-cell office:value-type="float" office:value="547.011">
            <text:p>547,011</text:p>
          </table:table-cell>
          <table:table-cell table:formula="of:=[.F79]*1000" office:value-type="float" office:value="547011">
            <text:p>547011</text:p>
          </table:table-cell>
          <table:table-cell table:formula="of:=[.B79]-[.G79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539685">
            <text:p>539685</text:p>
          </table:table-cell>
          <table:table-cell table:number-columns-repeated="3"/>
          <table:table-cell office:value-type="float" office:value="539.685">
            <text:p>539,685</text:p>
          </table:table-cell>
          <table:table-cell table:formula="of:=[.F80]*1000" office:value-type="float" office:value="539685">
            <text:p>539685</text:p>
          </table:table-cell>
          <table:table-cell table:formula="of:=[.B80]-[.G80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541825">
            <text:p>541825</text:p>
          </table:table-cell>
          <table:table-cell table:number-columns-repeated="3"/>
          <table:table-cell office:value-type="float" office:value="541.825">
            <text:p>541,825</text:p>
          </table:table-cell>
          <table:table-cell table:formula="of:=[.F81]*1000" office:value-type="float" office:value="541825">
            <text:p>541825</text:p>
          </table:table-cell>
          <table:table-cell table:formula="of:=[.B81]-[.G81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559376">
            <text:p>559376</text:p>
          </table:table-cell>
          <table:table-cell table:number-columns-repeated="3"/>
          <table:table-cell office:value-type="float" office:value="559.376">
            <text:p>559,376</text:p>
          </table:table-cell>
          <table:table-cell table:formula="of:=[.F82]*1000" office:value-type="float" office:value="559376">
            <text:p>559376</text:p>
          </table:table-cell>
          <table:table-cell table:formula="of:=[.B82]-[.G82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540764">
            <text:p>540764</text:p>
          </table:table-cell>
          <table:table-cell table:number-columns-repeated="3"/>
          <table:table-cell office:value-type="float" office:value="540.764">
            <text:p>540,764</text:p>
          </table:table-cell>
          <table:table-cell table:formula="of:=[.F83]*1000" office:value-type="float" office:value="540764">
            <text:p>540764</text:p>
          </table:table-cell>
          <table:table-cell table:formula="of:=[.B83]-[.G83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537727">
            <text:p>537727</text:p>
          </table:table-cell>
          <table:table-cell table:number-columns-repeated="3"/>
          <table:table-cell office:value-type="float" office:value="537.727">
            <text:p>537,727</text:p>
          </table:table-cell>
          <table:table-cell table:formula="of:=[.F84]*1000" office:value-type="float" office:value="537727">
            <text:p>537727</text:p>
          </table:table-cell>
          <table:table-cell table:formula="of:=[.B84]-[.G84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563807">
            <text:p>563807</text:p>
          </table:table-cell>
          <table:table-cell table:number-columns-repeated="3"/>
          <table:table-cell office:value-type="float" office:value="563.807">
            <text:p>563,807</text:p>
          </table:table-cell>
          <table:table-cell table:formula="of:=[.F85]*1000" office:value-type="float" office:value="563807">
            <text:p>563807</text:p>
          </table:table-cell>
          <table:table-cell table:formula="of:=[.B85]-[.G85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535661">
            <text:p>535661</text:p>
          </table:table-cell>
          <table:table-cell table:number-columns-repeated="3"/>
          <table:table-cell office:value-type="float" office:value="535.661">
            <text:p>535,661</text:p>
          </table:table-cell>
          <table:table-cell table:formula="of:=[.F86]*1000" office:value-type="float" office:value="535661">
            <text:p>535661</text:p>
          </table:table-cell>
          <table:table-cell table:formula="of:=[.B86]-[.G86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549529">
            <text:p>549529</text:p>
          </table:table-cell>
          <table:table-cell table:number-columns-repeated="3"/>
          <table:table-cell office:value-type="float" office:value="549.529">
            <text:p>549,529</text:p>
          </table:table-cell>
          <table:table-cell table:formula="of:=[.F87]*1000" office:value-type="float" office:value="549529">
            <text:p>549529</text:p>
          </table:table-cell>
          <table:table-cell table:formula="of:=[.B87]-[.G87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545189">
            <text:p>545189</text:p>
          </table:table-cell>
          <table:table-cell table:number-columns-repeated="3"/>
          <table:table-cell office:value-type="float" office:value="545.189">
            <text:p>545,189</text:p>
          </table:table-cell>
          <table:table-cell table:formula="of:=[.F88]*1000" office:value-type="float" office:value="545189">
            <text:p>545189</text:p>
          </table:table-cell>
          <table:table-cell table:formula="of:=[.B88]-[.G88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534993">
            <text:p>534993</text:p>
          </table:table-cell>
          <table:table-cell table:number-columns-repeated="3"/>
          <table:table-cell office:value-type="float" office:value="534.993">
            <text:p>534,993</text:p>
          </table:table-cell>
          <table:table-cell table:formula="of:=[.F89]*1000" office:value-type="float" office:value="534993">
            <text:p>534993</text:p>
          </table:table-cell>
          <table:table-cell table:formula="of:=[.B89]-[.G89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537545">
            <text:p>537545</text:p>
          </table:table-cell>
          <table:table-cell table:number-columns-repeated="3"/>
          <table:table-cell office:value-type="float" office:value="537.545">
            <text:p>537,545</text:p>
          </table:table-cell>
          <table:table-cell table:formula="of:=[.F90]*1000" office:value-type="float" office:value="537545">
            <text:p>537545</text:p>
          </table:table-cell>
          <table:table-cell table:formula="of:=[.B90]-[.G90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531557">
            <text:p>531557</text:p>
          </table:table-cell>
          <table:table-cell table:number-columns-repeated="3"/>
          <table:table-cell office:value-type="float" office:value="531.557">
            <text:p>531,557</text:p>
          </table:table-cell>
          <table:table-cell table:formula="of:=[.F91]*1000" office:value-type="float" office:value="531557">
            <text:p>531557</text:p>
          </table:table-cell>
          <table:table-cell table:formula="of:=[.B91]-[.G91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44397">
            <text:p>544397</text:p>
          </table:table-cell>
          <table:table-cell table:number-columns-repeated="3"/>
          <table:table-cell office:value-type="float" office:value="544.397">
            <text:p>544,397</text:p>
          </table:table-cell>
          <table:table-cell table:formula="of:=[.F92]*1000" office:value-type="float" office:value="544397">
            <text:p>544397</text:p>
          </table:table-cell>
          <table:table-cell table:formula="of:=[.B92]-[.G92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547131">
            <text:p>547131</text:p>
          </table:table-cell>
          <table:table-cell table:number-columns-repeated="3"/>
          <table:table-cell office:value-type="float" office:value="547.131">
            <text:p>547,131</text:p>
          </table:table-cell>
          <table:table-cell table:formula="of:=[.F93]*1000" office:value-type="float" office:value="547131">
            <text:p>547131</text:p>
          </table:table-cell>
          <table:table-cell table:formula="of:=[.B93]-[.G93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545038">
            <text:p>545038</text:p>
          </table:table-cell>
          <table:table-cell table:number-columns-repeated="3"/>
          <table:table-cell office:value-type="float" office:value="545.038">
            <text:p>545,038</text:p>
          </table:table-cell>
          <table:table-cell table:formula="of:=[.F94]*1000" office:value-type="float" office:value="545038">
            <text:p>545038</text:p>
          </table:table-cell>
          <table:table-cell table:formula="of:=[.B94]-[.G9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555043">
            <text:p>555043</text:p>
          </table:table-cell>
          <table:table-cell table:number-columns-repeated="3"/>
          <table:table-cell office:value-type="float" office:value="555.043">
            <text:p>555,043</text:p>
          </table:table-cell>
          <table:table-cell table:formula="of:=[.F95]*1000" office:value-type="float" office:value="555043">
            <text:p>555043</text:p>
          </table:table-cell>
          <table:table-cell table:formula="of:=[.B95]-[.G9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557513">
            <text:p>557513</text:p>
          </table:table-cell>
          <table:table-cell table:number-columns-repeated="3"/>
          <table:table-cell office:value-type="float" office:value="557.513">
            <text:p>557,513</text:p>
          </table:table-cell>
          <table:table-cell table:formula="of:=[.F96]*1000" office:value-type="float" office:value="557513">
            <text:p>557513</text:p>
          </table:table-cell>
          <table:table-cell table:formula="of:=[.B96]-[.G9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55203">
            <text:p>555203</text:p>
          </table:table-cell>
          <table:table-cell table:number-columns-repeated="3"/>
          <table:table-cell office:value-type="float" office:value="555.203">
            <text:p>555,203</text:p>
          </table:table-cell>
          <table:table-cell table:formula="of:=[.F97]*1000" office:value-type="float" office:value="555203">
            <text:p>555203</text:p>
          </table:table-cell>
          <table:table-cell table:formula="of:=[.B97]-[.G9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557756">
            <text:p>557756</text:p>
          </table:table-cell>
          <table:table-cell table:number-columns-repeated="3"/>
          <table:table-cell office:value-type="float" office:value="557.756">
            <text:p>557,756</text:p>
          </table:table-cell>
          <table:table-cell table:formula="of:=[.F98]*1000" office:value-type="float" office:value="557756">
            <text:p>557756</text:p>
          </table:table-cell>
          <table:table-cell table:formula="of:=[.B98]-[.G9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64679">
            <text:p>564679</text:p>
          </table:table-cell>
          <table:table-cell table:number-columns-repeated="3"/>
          <table:table-cell office:value-type="float" office:value="564.679">
            <text:p>564,679</text:p>
          </table:table-cell>
          <table:table-cell table:formula="of:=[.F99]*1000" office:value-type="float" office:value="564679">
            <text:p>564679</text:p>
          </table:table-cell>
          <table:table-cell table:formula="of:=[.B99]-[.G9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576911">
            <text:p>576911</text:p>
          </table:table-cell>
          <table:table-cell table:number-columns-repeated="3"/>
          <table:table-cell office:value-type="float" office:value="576.911">
            <text:p>576,911</text:p>
          </table:table-cell>
          <table:table-cell table:formula="of:=[.F100]*1000" office:value-type="float" office:value="576911">
            <text:p>576911</text:p>
          </table:table-cell>
          <table:table-cell table:formula="of:=[.B100]-[.G10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571356">
            <text:p>571356</text:p>
          </table:table-cell>
          <table:table-cell table:number-columns-repeated="3"/>
          <table:table-cell office:value-type="float" office:value="571.356">
            <text:p>571,356</text:p>
          </table:table-cell>
          <table:table-cell table:formula="of:=[.F101]*1000" office:value-type="float" office:value="571356">
            <text:p>571356</text:p>
          </table:table-cell>
          <table:table-cell table:formula="of:=[.B101]-[.G10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560241">
            <text:p>560241</text:p>
          </table:table-cell>
          <table:table-cell table:number-columns-repeated="3"/>
          <table:table-cell office:value-type="float" office:value="560.241">
            <text:p>560,241</text:p>
          </table:table-cell>
          <table:table-cell table:formula="of:=[.F102]*1000" office:value-type="float" office:value="560241">
            <text:p>560241</text:p>
          </table:table-cell>
          <table:table-cell table:formula="of:=[.B102]-[.G10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548254">
            <text:p>548254</text:p>
          </table:table-cell>
          <table:table-cell table:number-columns-repeated="3"/>
          <table:table-cell office:value-type="float" office:value="548.254">
            <text:p>548,254</text:p>
          </table:table-cell>
          <table:table-cell table:formula="of:=[.F103]*1000" office:value-type="float" office:value="548254">
            <text:p>548254</text:p>
          </table:table-cell>
          <table:table-cell table:formula="of:=[.B103]-[.G10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557393">
            <text:p>557393</text:p>
          </table:table-cell>
          <table:table-cell table:number-columns-repeated="3"/>
          <table:table-cell office:value-type="float" office:value="557.393">
            <text:p>557,393</text:p>
          </table:table-cell>
          <table:table-cell table:formula="of:=[.F104]*1000" office:value-type="float" office:value="557393">
            <text:p>557393</text:p>
          </table:table-cell>
          <table:table-cell table:formula="of:=[.B104]-[.G10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586468">
            <text:p>586468</text:p>
          </table:table-cell>
          <table:table-cell table:number-columns-repeated="3"/>
          <table:table-cell office:value-type="float" office:value="586.468">
            <text:p>586,468</text:p>
          </table:table-cell>
          <table:table-cell table:formula="of:=[.F105]*1000" office:value-type="float" office:value="586468">
            <text:p>586468</text:p>
          </table:table-cell>
          <table:table-cell table:formula="of:=[.B105]-[.G10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546658">
            <text:p>546658</text:p>
          </table:table-cell>
          <table:table-cell table:number-columns-repeated="3"/>
          <table:table-cell office:value-type="float" office:value="546.658">
            <text:p>546,658</text:p>
          </table:table-cell>
          <table:table-cell table:formula="of:=[.F106]*1000" office:value-type="float" office:value="546658">
            <text:p>546658</text:p>
          </table:table-cell>
          <table:table-cell table:formula="of:=[.B106]-[.G10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67304">
            <text:p>567304</text:p>
          </table:table-cell>
          <table:table-cell table:number-columns-repeated="3"/>
          <table:table-cell office:value-type="float" office:value="567.304">
            <text:p>567,304</text:p>
          </table:table-cell>
          <table:table-cell table:formula="of:=[.F107]*1000" office:value-type="float" office:value="567304">
            <text:p>567304</text:p>
          </table:table-cell>
          <table:table-cell table:formula="of:=[.B107]-[.G10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57892">
            <text:p>557892</text:p>
          </table:table-cell>
          <table:table-cell table:number-columns-repeated="3"/>
          <table:table-cell office:value-type="float" office:value="557.892">
            <text:p>557,892</text:p>
          </table:table-cell>
          <table:table-cell table:formula="of:=[.F108]*1000" office:value-type="float" office:value="557892">
            <text:p>557892</text:p>
          </table:table-cell>
          <table:table-cell table:formula="of:=[.B108]-[.G10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70801">
            <text:p>570801</text:p>
          </table:table-cell>
          <table:table-cell table:number-columns-repeated="3"/>
          <table:table-cell office:value-type="float" office:value="570.801">
            <text:p>570,801</text:p>
          </table:table-cell>
          <table:table-cell table:formula="of:=[.F109]*1000" office:value-type="float" office:value="570801">
            <text:p>570801</text:p>
          </table:table-cell>
          <table:table-cell table:formula="of:=[.B109]-[.G10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85126">
            <text:p>585126</text:p>
          </table:table-cell>
          <table:table-cell table:number-columns-repeated="3"/>
          <table:table-cell office:value-type="float" office:value="585.126">
            <text:p>585,126</text:p>
          </table:table-cell>
          <table:table-cell table:formula="of:=[.F110]*1000" office:value-type="float" office:value="585126">
            <text:p>585126</text:p>
          </table:table-cell>
          <table:table-cell table:formula="of:=[.B110]-[.G11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91663">
            <text:p>591663</text:p>
          </table:table-cell>
          <table:table-cell table:number-columns-repeated="3"/>
          <table:table-cell office:value-type="float" office:value="591.663">
            <text:p>591,663</text:p>
          </table:table-cell>
          <table:table-cell table:formula="of:=[.F111]*1000" office:value-type="float" office:value="591663">
            <text:p>591663</text:p>
          </table:table-cell>
          <table:table-cell table:formula="of:=[.B111]-[.G11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87488">
            <text:p>587488</text:p>
          </table:table-cell>
          <table:table-cell table:number-columns-repeated="3"/>
          <table:table-cell office:value-type="float" office:value="587.488">
            <text:p>587,488</text:p>
          </table:table-cell>
          <table:table-cell table:formula="of:=[.F112]*1000" office:value-type="float" office:value="587488">
            <text:p>587488</text:p>
          </table:table-cell>
          <table:table-cell table:formula="of:=[.B112]-[.G11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93402">
            <text:p>593402</text:p>
          </table:table-cell>
          <table:table-cell office:value-type="float" office:value="593427">
            <text:p>593427</text:p>
          </table:table-cell>
          <table:table-cell table:formula="of:=[.B113]-[.C113]" office:value-type="float" office:value="-25">
            <text:p>-25</text:p>
          </table:table-cell>
          <table:table-cell table:formula="of:=[.D113]/[.C113]*100" office:value-type="float" office:value="-0.0042128180888298">
            <text:p>-0,0042128181</text:p>
          </table:table-cell>
          <table:table-cell office:value-type="float" office:value="593.402">
            <text:p>593,402</text:p>
          </table:table-cell>
          <table:table-cell table:formula="of:=[.F113]*1000" office:value-type="float" office:value="593402">
            <text:p>593402</text:p>
          </table:table-cell>
          <table:table-cell table:formula="of:=[.B113]-[.G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612883">
            <text:p>612883</text:p>
          </table:table-cell>
          <table:table-cell table:formula="of:=[.B114]-[.C114]" office:value-type="float" office:value="0">
            <text:p>0</text:p>
          </table:table-cell>
          <table:table-cell/>
          <table:table-cell office:value-type="float" office:value="612.883">
            <text:p>612,883</text:p>
          </table:table-cell>
          <table:table-cell table:formula="of:=[.F114]*1000" office:value-type="float" office:value="612883">
            <text:p>612883</text:p>
          </table:table-cell>
          <table:table-cell table:formula="of:=[.B114]-[.G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600744">
            <text:p>600744</text:p>
          </table:table-cell>
          <table:table-cell table:formula="of:=[.B115]-[.C115]" office:value-type="float" office:value="0">
            <text:p>0</text:p>
          </table:table-cell>
          <table:table-cell/>
          <table:table-cell office:value-type="float" office:value="600.744">
            <text:p>600,744</text:p>
          </table:table-cell>
          <table:table-cell table:formula="of:=[.F115]*1000" office:value-type="float" office:value="600744">
            <text:p>600744</text:p>
          </table:table-cell>
          <table:table-cell table:formula="of:=[.B115]-[.G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98364">
            <text:p>598364</text:p>
          </table:table-cell>
          <table:table-cell table:formula="of:=[.B116]-[.C116]" office:value-type="float" office:value="0">
            <text:p>0</text:p>
          </table:table-cell>
          <table:table-cell/>
          <table:table-cell office:value-type="float" office:value="598.364">
            <text:p>598,364</text:p>
          </table:table-cell>
          <table:table-cell table:formula="of:=[.F116]*1000" office:value-type="float" office:value="598364">
            <text:p>598364</text:p>
          </table:table-cell>
          <table:table-cell table:formula="of:=[.B116]-[.G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647571">
            <text:p>647571</text:p>
          </table:table-cell>
          <table:table-cell table:formula="of:=[.B117]-[.C117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615261">
            <text:p>615261</text:p>
          </table:table-cell>
          <table:table-cell table:formula="of:=[.B118]-[.C118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649061">
            <text:p>649061</text:p>
          </table:table-cell>
          <table:table-cell table:formula="of:=[.B119]-[.C119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633133">
            <text:p>633133</text:p>
          </table:table-cell>
          <table:table-cell table:formula="of:=[.B120]-[.C120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634417">
            <text:p>634417</text:p>
          </table:table-cell>
          <table:table-cell table:formula="of:=[.B121]-[.C121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740317">
            <text:p>740317</text:p>
          </table:table-cell>
          <table:table-cell table:formula="of:=[.B122]-[.C122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701346">
            <text:p>701346</text:p>
          </table:table-cell>
          <table:table-cell table:formula="of:=[.B123]-[.C123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713499">
            <text:p>71349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number:text>-€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€ </number:text>
      <number:number number:decimal-places="2" number:min-integer-digits="1" number:grouping="true"/>
      <number:text> </number:text>
    </number:number-style>
    <number:number-style style:name="N120P1" style:volatile="true">
      <number:text>-€ </number:text>
      <number:number number:decimal-places="2" number:min-integer-digits="1" number:grouping="true"/>
      <number:text> </number:text>
    </number:number-style>
    <number:number-style style:name="N120P2" style:volatile="true">
      <number:text> €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 number:grouping="true"/>
    </number:number-style>
    <number:number-style style:name="N126">
      <number:number number:decimal-places="1" number:min-integer-digits="1"/>
    </number:number-style>
    <number:number-style style:name="N127P0" style:volatile="true">
      <number:text>Sì</number:text>
    </number:number-style>
    <number:number-style style:name="N127P1" style:volatile="true">
      <number:text>Sì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Vero</number:text>
    </number:number-style>
    <number:number-style style:name="N128P1" style:volatile="true">
      <number:text>Vero</number:text>
    </number:number-style>
    <number:number-style style:name="N128">
      <number:text>Fals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ttivo</number:text>
    </number:number-style>
    <number:number-style style:name="N129P1" style:volatile="true">
      <number:text>Attivo</number:text>
    </number:number-style>
    <number:number-style style:name="N129">
      <number:text>Disattivo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0P0"/>
    </number:currency-style>
    <number:number-style style:name="N131P0" style:volatile="true">
      <number:text>Attivo</number:text>
    </number:number-style>
    <number:number-style style:name="N131P1" style:volatile="true">
      <number:text>Attivo</number:text>
    </number:number-style>
    <number:number-style style:name="N131">
      <number:text>Inattivo</number:text>
      <style:map style:condition="value()&gt;0" style:apply-style-name="N131P0"/>
      <style:map style:condition="value()&lt;0" style:apply-style-name="N131P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2">02.11.2023</text:date>, <text:time>11:22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1-02T11:22:03.28</dc:date>
    <dc:creator>Andrzej Bystrzycki</dc:creator>
    <meta:generator>OpenOffice.org/3.3$Win32 OpenOffice.org_project/330m20$Build-9567</meta:generator>
    <meta:editing-duration>PT9M25S</meta:editing-duration>
    <meta:editing-cycles>2</meta:editing-cycles>
    <meta:document-statistic meta:table-count="1" meta:cell-count="435" meta:object-count="0"/>
  </office:meta>
</office:document-meta>
</file>